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505cm" svg:height="2.489cm" svg:x="7.604cm" svg:y="2.017cm">
          <text:p text:style-name="P1"><text:span text:style-name="T1">librnr_appk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505cm" svg:height="2.489cm" svg:x="11.16cm" svg:y="9.128cm">
          <text:p text:style-name="P1"><text:span text:style-name="T1">librnr_winq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505cm" svg:height="2.489cm" svg:x="3.978cm" svg:y="9.091cm">
          <text:p text:style-name="P1"><text:span text:style-name="T1">librnr_wingt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505cm" svg:height="2.489cm" svg:x="7.578cm" svg:y="5.591cm">
          <text:p text:style-name="P1"><text:span text:style-name="T1">librnr_w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505cm" svg:height="2.489cm" svg:x="7.555cm" svg:y="12.734cm">
          <text:p text:style-name="P1"><text:span text:style-name="T1">librnr_c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s" svg:x1="5.731cm" svg:y1="9.091cm" svg:x2="7.578cm" svg:y2="6.835cm" draw:start-shape="id1" draw:start-glue-point="4" draw:end-shape="id2" svg:d="m5731 9091v-527l1320-1729h527" svg:viewBox="0 0 1848 2257">
          <text:p/>
        </draw:connector>
        <draw:connector draw:style-name="gr2" draw:text-style-name="P2" draw:layer="layout" draw:type="lines" svg:x1="12.913cm" svg:y1="9.128cm" svg:x2="11.083cm" svg:y2="6.836cm" draw:start-shape="id3" draw:start-glue-point="4" draw:end-shape="id2" draw:end-glue-point="10" svg:d="m12913 9128v-527l-1304-1765h-526" svg:viewBox="0 0 1831 2293">
          <text:p/>
        </draw:connector>
        <draw:connector draw:style-name="gr2" draw:text-style-name="P2" draw:layer="layout" draw:type="lines" svg:x1="9.331cm" svg:y1="5.591cm" svg:x2="9.357cm" svg:y2="4.506cm" draw:start-shape="id2" draw:start-glue-point="4" draw:end-shape="id4" draw:end-glue-point="8" svg:d="m9331 5591v-527l26-32v-526" svg:viewBox="0 0 27 1086">
          <text:p/>
        </draw:connector>
        <draw:connector draw:style-name="gr2" draw:text-style-name="P2" draw:layer="layout" draw:type="lines" svg:x1="7.555cm" svg:y1="13.979cm" svg:x2="5.731cm" svg:y2="11.58cm" draw:start-shape="id5" draw:start-glue-point="6" draw:end-shape="id1" draw:end-glue-point="8" svg:d="m7555 13979h-527l-1297-1873v-526" svg:viewBox="0 0 1825 2400">
          <text:p/>
        </draw:connector>
        <draw:connector draw:style-name="gr2" draw:text-style-name="P2" draw:layer="layout" draw:type="lines" svg:x1="11.06cm" svg:y1="13.979cm" svg:x2="12.913cm" svg:y2="11.617cm" draw:start-shape="id5" draw:start-glue-point="10" draw:end-shape="id3" draw:end-glue-point="8" svg:d="m11060 13979h526l1327-1836v-526" svg:viewBox="0 0 1854 23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in Knight</meta:initial-creator>
    <meta:creation-date>2013-07-14T16:29:10</meta:creation-date>
    <dc:date>2013-07-14T16:39:34</dc:date>
    <dc:creator>Robin Knight</dc:creator>
    <meta:editing-duration>PT1M32S</meta:editing-duration>
    <meta:editing-cycles>2</meta:editing-cycles>
    <meta:generator>LibreOffice/3.5$Linux_X86_64 LibreOffice_project/350m1$Build-2</meta:generator>
    <meta:document-statistic meta:object-count="10"/>
  </office:meta>
</office:document-meta>
</file>